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text-properties officeooo:rsid="001cecd8" officeooo:paragraph-rsid="001cecd8"/>
    </style:style>
    <style:style style:name="P2" style:family="paragraph" style:parent-style-name="Preformatted_20_Text">
      <style:text-properties fo:color="#000000" officeooo:rsid="001cecd8" officeooo:paragraph-rsid="001cecd8"/>
    </style:style>
    <style:style style:name="P3" style:family="paragraph" style:parent-style-name="Preformatted_20_Text">
      <style:text-properties fo:color="#3399ff" officeooo:rsid="001cecd8" officeooo:paragraph-rsid="001cecd8"/>
    </style:style>
    <style:style style:name="P4" style:family="paragraph" style:parent-style-name="Preformatted_20_Text">
      <style:text-properties officeooo:rsid="001e0107" officeooo:paragraph-rsid="001e0107"/>
    </style:style>
    <style:style style:name="P5" style:family="paragraph" style:parent-style-name="Preformatted_20_Text">
      <style:text-properties officeooo:rsid="001e6d1b" officeooo:paragraph-rsid="001e6d1b"/>
    </style:style>
    <style:style style:name="P6" style:family="paragraph" style:parent-style-name="Preformatted_20_Text">
      <style:text-properties officeooo:rsid="001f37e3" officeooo:paragraph-rsid="001f37e3"/>
    </style:style>
    <style:style style:name="P7" style:family="paragraph" style:parent-style-name="Preformatted_20_Text">
      <style:text-properties fo:color="#ff00ff" officeooo:rsid="001cecd8" officeooo:paragraph-rsid="001cecd8"/>
    </style:style>
    <style:style style:name="P8" style:family="paragraph" style:parent-style-name="Preformatted_20_Text">
      <style:text-properties fo:color="#ff0000" officeooo:rsid="001cecd8" officeooo:paragraph-rsid="001cecd8"/>
    </style:style>
    <style:style style:name="T1" style:family="text">
      <style:text-properties fo:color="#0066ff"/>
    </style:style>
    <style:style style:name="T2" style:family="text">
      <style:text-properties fo:color="#009933"/>
    </style:style>
    <style:style style:name="T3" style:family="text">
      <style:text-properties fo:color="#6600ff"/>
    </style:style>
    <style:style style:name="T4" style:family="text">
      <style:text-properties fo:color="#ff0000"/>
    </style:style>
    <style:style style:name="T5" style:family="text">
      <style:text-properties fo:color="#000000"/>
    </style:style>
    <style:style style:name="T6" style:family="text">
      <style:text-properties fo:color="#000000" officeooo:rsid="001e0107"/>
    </style:style>
    <style:style style:name="T7" style:family="text">
      <style:text-properties fo:color="#000000" officeooo:rsid="001e6d1b"/>
    </style:style>
    <style:style style:name="T8" style:family="text">
      <style:text-properties fo:color="#000000" style:text-position="super 58%" officeooo:rsid="001e6d1b"/>
    </style:style>
    <style:style style:name="T9" style:family="text">
      <style:text-properties fo:color="#66cc00"/>
    </style:style>
    <style:style style:name="T10" style:family="text">
      <style:text-properties fo:color="#0000cc"/>
    </style:style>
    <style:style style:name="T11" style:family="text">
      <style:text-properties fo:color="#996600"/>
    </style:style>
    <style:style style:name="T12" style:family="text">
      <style:text-properties fo:color="#006666" fo:background-color="transparent" loext:char-shading-value="0"/>
    </style:style>
    <style:style style:name="T13" style:family="text">
      <style:text-properties fo:color="#990099"/>
    </style:style>
    <style:style style:name="T14" style:family="text">
      <style:text-properties fo:color="#cc0000"/>
    </style:style>
    <style:style style:name="T15" style:family="text">
      <style:text-properties fo:color="#006699"/>
    </style:style>
    <style:style style:name="T16" style:family="text">
      <style:text-properties fo:color="#007826"/>
    </style:style>
    <style:style style:name="T17" style:family="text">
      <style:text-properties fo:color="#cc0066"/>
    </style:style>
    <style:style style:name="T18" style:family="text">
      <style:text-properties fo:color="#ff9900"/>
    </style:style>
    <style:style style:name="T19" style:family="text">
      <style:text-properties fo:color="#6600cc"/>
    </style:style>
    <style:style style:name="T20" style:family="text">
      <style:text-properties fo:color="#990000"/>
    </style:style>
    <style:style style:name="T21" style:family="text">
      <style:text-properties fo:color="#00cccc" officeooo:rsid="001e6d1b"/>
    </style:style>
    <style:style style:name="T22" style:family="text">
      <style:text-properties fo:color="#00cc00"/>
    </style:style>
    <style:style style:name="T23" style:family="text">
      <style:text-properties fo:color="#ff00ff"/>
    </style:style>
    <style:style style:name="T24" style:family="text">
      <style:text-properties fo:color="#ff00ff" officeooo:rsid="001f37e3"/>
    </style:style>
    <style:style style:name="T25" style:family="text">
      <style:text-properties officeooo:rsid="001f37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"/></text:p>
      <text:p text:style-name="P1"><text:s text:c="5"/>Chapter 01 Worksheet </text:p>
      <text:p text:style-name="P1"/>
      <text:p text:style-name="P1"><text:s text:c="5"/></text:p>
      <text:p text:style-name="P1"><text:s text:c="5"/>When writing answers to questions, please use proper grammar, capitalization, </text:p>
      <text:p text:style-name="P1"><text:s text:c="5"/>and punctuation. Please limit the length of each line to 80 characters. </text:p>
      <text:p text:style-name="P1"><text:s text:c="5"/></text:p>
      <text:p text:style-name="P1"><text:s text:c="2"/>1. Write a line of code that will print your name. </text:p>
      <text:p text:style-name="P1"/>
      <text:p text:style-name="P1"><text:span text:style-name="T1">print</text:span>(<text:span text:style-name="T2">‘Ethan Dall’</text:span>)</text:p>
      <text:p text:style-name="P1"/>
      <text:p text:style-name="P1"><text:s text:c="2"/>2. How do you enter a comment in a program? </text:p>
      <text:p text:style-name="P1"/>
      <text:p text:style-name="P1">- Using the <text:span text:style-name="T3">pound sign(#)</text:span> at the start of the line we can <text:span text:style-name="T3">leave comment’s for other programmers</text:span> to <text:span text:style-name="T3">summarize what a series of code</text:span> was meant to do.</text:p>
      <text:p text:style-name="P1"/>
      <text:p text:style-name="P1"><text:s text:c="2"/>3. What do the following lines of code output? </text:p>
      <text:p text:style-name="P1"><text:s text:c="5"/><text:tab/>ALSO: Why do they give a different answer? </text:p>
      <text:p text:style-name="P1"><text:s text:c="5"/></text:p>
      <text:p text:style-name="P1"><text:s text:c="5"/>print(2 / 3) </text:p>
      <text:p text:style-name="P1">- Will output <text:span text:style-name="T4">0.666667</text:span></text:p>
      <text:p text:style-name="P1"><text:s text:c="5"/>print(2 // 3) </text:p>
      <text:p text:style-name="P1">- Will output <text:span text:style-name="T4">0</text:span></text:p>
      <text:p text:style-name="P2">- The difference between <text:span text:style-name="T4">‘/’</text:span> and <text:span text:style-name="T4">‘//’</text:span> is the <text:span text:style-name="T4">‘//’</text:span> rounds up, dubbed <text:span text:style-name="T4">‘integer division’.</text:span></text:p>
      <text:p text:style-name="P8"/>
      <text:p text:style-name="P1"><text:s text:c="2"/>4. Write a line of code that creates a variable called pi and sets </text:p>
      <text:p text:style-name="P1"><text:s text:c="5"/><text:tab/>it to an appropriate value. </text:p>
      <text:p text:style-name="P1"/>
      <text:p text:style-name="P1"><text:span text:style-name="T9">from</text:span> math <text:span text:style-name="T10">import</text:span> pi</text:p>
      <text:p text:style-name="P3">pi = pi</text:p>
      <text:p text:style-name="P1"/>
      <text:p text:style-name="P1"><text:s text:c="2"/>5. Why does this code not work? </text:p>
      <text:p text:style-name="P1"><text:s text:c="5"/></text:p>
      <text:p text:style-name="P1"><text:s text:c="5"/>A = 22 </text:p>
      <text:p text:style-name="P1"><text:s text:c="5"/>print(a) </text:p>
      <text:p text:style-name="P1">-The <text:span text:style-name="T11">‘A’ variable is assigned to 22</text:span>, <text:span text:style-name="T12">not ‘a’</text:span>, two very different variable due to the <text:span text:style-name="T13">case sensitivity.</text:span></text:p>
      <text:p text:style-name="P1"><text:s text:c="5"/></text:p>
      <text:p text:style-name="P1"><text:s text:c="2"/>6. All of the variable names below can be used. But which ONE of these is </text:p>
      <text:p text:style-name="P1"><text:s text:c="5"/><text:tab/>the better variable name to use? </text:p>
      <text:p text:style-name="P1"><text:s text:c="5"/></text:p>
      <text:p text:style-name="P1"><text:s text:c="5"/>a </text:p>
      <text:p text:style-name="P1"><text:s text:c="5"/>A </text:p>
      <text:p text:style-name="P1"><text:s text:c="5"/>Area </text:p>
      <text:p text:style-name="P1"><text:s text:c="5"/>AREA </text:p>
      <text:p text:style-name="P1"><text:s text:c="5"/>area </text:p>
      <text:p text:style-name="P1"><text:s text:c="5"/><text:span text:style-name="T14">area_of_rectangle ; </text:span><text:span text:style-name="T6">due to its specific name for area</text:span></text:p>
      <text:p text:style-name="P1"><text:s text:c="5"/>Area_Of_Rectangle </text:p>
      <text:p text:style-name="P1"><text:s text:c="5"/></text:p>
      <text:p text:style-name="P1"><text:s text:c="2"/>7. Which of these variables names are not allowed in Python? (More than one </text:p>
      <text:p text:style-name="P1"><text:s text:c="5"/>might be wrong. Also, this question is not asking about improper names, just </text:p>
      <text:p text:style-name="P1"><text:s text:c="5"/>names that aren't allowed. Test them if you aren't sure.) </text:p>
      <text:p text:style-name="P1"><text:s text:c="5"/></text:p>
      <text:p text:style-name="P1"><text:s text:c="5"/>apple </text:p>
      <text:p text:style-name="P1"><text:s text:c="5"/>Apple </text:p>
      <text:p text:style-name="P1"><text:s text:c="5"/>APPLE </text:p>
      <text:p text:style-name="P1"><text:s text:c="5"/>Apple2 </text:p>
      <text:p text:style-name="P1"><text:s text:c="5"/><text:span text:style-name="T15">1Apple</text:span> </text:p>
      <text:p text:style-name="P1"><text:soft-page-break/><text:s text:c="5"/>account number </text:p>
      <text:p text:style-name="P1"><text:s text:c="5"/>account_number </text:p>
      <text:p text:style-name="P1"><text:s text:c="5"/><text:span text:style-name="T15">account.number </text:span></text:p>
      <text:p text:style-name="P1"><text:s text:c="5"/>accountNumber </text:p>
      <text:p text:style-name="P1"><text:s text:c="5"/><text:span text:style-name="T15">account# </text:span></text:p>
      <text:p text:style-name="P1"><text:s text:c="5"/>pi </text:p>
      <text:p text:style-name="P1"><text:s text:c="5"/>PI </text:p>
      <text:p text:style-name="P1"><text:s text:c="5"/>fred </text:p>
      <text:p text:style-name="P1"><text:s text:c="5"/>Fred </text:p>
      <text:p text:style-name="P1"><text:s text:c="5"/>GreatBigVariable </text:p>
      <text:p text:style-name="P1"><text:s text:c="5"/>greatBigVariable </text:p>
      <text:p text:style-name="P1"><text:s text:c="5"/>great_big_variable </text:p>
      <text:p text:style-name="P1"><text:s text:c="5"/><text:span text:style-name="T15">great.big.variable </text:span></text:p>
      <text:p text:style-name="P1"><text:s text:c="5"/><text:span text:style-name="T15">2x </text:span></text:p>
      <text:p text:style-name="P1"><text:s text:c="5"/>x2x </text:p>
      <text:p text:style-name="P1"><text:s text:c="5"/><text:span text:style-name="T15">total% </text:span></text:p>
      <text:p text:style-name="P1"><text:s text:c="5"/><text:span text:style-name="T15">#left</text:span> </text:p>
      <text:p text:style-name="P1"><text:s text:c="5"/></text:p>
      <text:p text:style-name="P1"><text:s text:c="2"/>8. Why does this code not work? </text:p>
      <text:p text:style-name="P1"><text:s text:c="5"/></text:p>
      <text:p text:style-name="P1"><text:s text:c="5"/>print(a) </text:p>
      <text:p text:style-name="P1"><text:s text:c="5"/>a = 45 </text:p>
      <text:p text:style-name="P4">- The variable <text:span text:style-name="T16">‘a’ isn’t defined</text:span> until after the print statement.</text:p>
      <text:p text:style-name="P1"><text:s text:c="5"/></text:p>
      <text:p text:style-name="P1"><text:s text:c="2"/>9. Explain the mistake in this code: </text:p>
      <text:p text:style-name="P1"><text:s text:c="5"/></text:p>
      <text:p text:style-name="P1"><text:s text:c="5"/>pi = float(3.14) </text:p>
      <text:p text:style-name="P4">- The is <text:span text:style-name="T17">not ‘Infinite’ number</text:span> because its only asking for <text:span text:style-name="T18">‘3.14’ not all of pi</text:span> to float.</text:p>
      <text:p text:style-name="P1"><text:s text:c="5"/></text:p>
      <text:p text:style-name="P1"><text:s/>10. This program runs, but the code still could be better. Explain what is </text:p>
      <text:p text:style-name="P1"><text:s text:c="5"/>wrong with the code. </text:p>
      <text:p text:style-name="P1"><text:s text:c="5"/></text:p>
      <text:p text:style-name="P1"><text:s text:c="5"/>radius = float(input("Radius:")) </text:p>
      <text:p text:style-name="P1"><text:s text:c="5"/>x = 3.14 </text:p>
      <text:p text:style-name="P1"><text:s text:c="5"/>pi = x </text:p>
      <text:p text:style-name="P1"><text:s text:c="5"/>area = pi <text:s/>* radius ** 2 </text:p>
      <text:p text:style-name="P1"><text:s text:c="5"/>print(area) </text:p>
      <text:p text:style-name="P4">-The <text:span text:style-name="T19">variable ‘x’</text:span> doesn't need to be defined to the integer, because the integer can be <text:span text:style-name="T15">directly defined into ‘pi’</text:span>.</text:p>
      <text:p text:style-name="P1"><text:s text:c="5"/></text:p>
      <text:p text:style-name="P1"><text:s/>11. Explain the mistake in the following code: </text:p>
      <text:p text:style-name="P1"><text:s text:c="5"/></text:p>
      <text:p text:style-name="P1"><text:s text:c="5"/>x = 4 </text:p>
      <text:p text:style-name="P1"><text:s text:c="5"/>y = 5 </text:p>
      <text:p text:style-name="P1"><text:s text:c="5"/>a = ((x) * (y)) </text:p>
      <text:p text:style-name="P1"><text:s text:c="5"/>print(a) </text:p>
      <text:p text:style-name="P5">- The <text:span text:style-name="T20">parenthesis around the ‘x’ and ‘y’</text:span> are unneeded</text:p>
      <text:p text:style-name="P1"><text:s text:c="5"/></text:p>
      <text:p text:style-name="P1"><text:s/>12. Explain the mistake in the following code: </text:p>
      <text:p text:style-name="P1"><text:s text:c="5"/></text:p>
      <text:p text:style-name="P1"><text:s text:c="5"/>x = 4 </text:p>
      <text:p text:style-name="P1"><text:s text:c="5"/>y = 5 </text:p>
      <text:p text:style-name="P1"><text:s text:c="5"/>a = 3(x + y) </text:p>
      <text:p text:style-name="P1"><text:s text:c="5"/>print(a) </text:p>
      <text:p text:style-name="P5">- There is <text:span text:style-name="T20">no multiplication symbol</text:span> to let the program know 3 is being multiplied by (x + y).</text:p>
      <text:p text:style-name="P1"/>
      <text:p text:style-name="P1"/>
      <text:p text:style-name="P1"><text:soft-page-break/><text:s text:c="6"/></text:p>
      <text:p text:style-name="P1"><text:s/>13. Explain the mistake in the following code: </text:p>
      <text:p text:style-name="P1"><text:s text:c="5"/></text:p>
      <text:p text:style-name="P1"><text:s text:c="5"/>radius = input(float("Enter the radius:")) </text:p>
      <text:p text:style-name="P5">- <text:span text:style-name="T20">No space</text:span> after the input</text:p>
      <text:p text:style-name="P1"><text:s text:c="5"/></text:p>
      <text:p text:style-name="P1"><text:s/>14. Do all these print the same value? Which one is better to use and why? </text:p>
      <text:p text:style-name="P1"><text:s text:c="5"/></text:p>
      <text:p text:style-name="P1"><text:s text:c="5"/>print(2/3+4) </text:p>
      <text:p text:style-name="P1"><text:s text:c="3"/><text:span text:style-name="T20"><text:s text:c="2"/>print(2 / 3 + 4) </text:span><text:span text:style-name="T5">; </text:span><text:span text:style-name="T7">All print the same value, this one is </text:span><text:span text:style-name="T21">cleaner</text:span><text:span text:style-name="T7"> than the 1</text:span><text:span text:style-name="T8">st</text:span><text:span text:style-name="T7"> and 3</text:span><text:span text:style-name="T8">rd.</text:span></text:p>
      <text:p text:style-name="P1"><text:s text:c="5"/>print( <text:s text:c="2"/>2 / <text:s text:c="3"/>3+ <text:s text:c="3"/>4 <text:s/>) </text:p>
      <text:p text:style-name="P1"><text:s text:c="5"/></text:p>
      <text:p text:style-name="P1"><text:s/>15. What is a constant? </text:p>
      <text:p text:style-name="P1"/>
      <text:p text:style-name="P5">- A variable that <text:span text:style-name="T22">does not change</text:span> throughout the entire program.</text:p>
      <text:p text:style-name="P1"/>
      <text:p text:style-name="P1"><text:s/>16. How are variable names for constants different than other variable names? </text:p>
      <text:p text:style-name="P1"/>
      <text:p text:style-name="P5">- Should <text:span text:style-name="T22">all be capitalized</text:span> to signify that it is a constant.</text:p>
      <text:p text:style-name="P1"/>
      <text:p text:style-name="P1"><text:s/>17. What is a single quote and what is a double quote? </text:p>
      <text:p text:style-name="P1"><text:s text:c="5"/>Give and label an example of both. </text:p>
      <text:p text:style-name="P1"/>
      <text:p text:style-name="P5">- single quote: <text:span text:style-name="T23">‘</text:span>This is my name: <text:span text:style-name="T23">‘</text:span></text:p>
      <text:p text:style-name="P5">- double quote: <text:span text:style-name="T23">“</text:span>Ethan Dall<text:span text:style-name="T23">”</text:span></text:p>
      <text:p text:style-name="P1"/>
      <text:p text:style-name="P1"><text:s/>18. Write a Python program that will use escape codes to print a double-quote </text:p>
      <text:p text:style-name="P1"><text:s text:c="5"/>and a new line using the Window's standard. (Note: I'm asking for the Window's </text:p>
      <text:p text:style-name="P1"><text:s text:c="5"/>standard here. Look it up out of Chapter 1.) </text:p>
      <text:p text:style-name="P1"/>
      <text:p text:style-name="P5">- <text:span text:style-name="T25">print(‘“This</text:span><text:span text:style-name="T24">\n</text:span><text:span text:style-name="T25">is</text:span><text:span text:style-name="T24">\n</text:span><text:span text:style-name="T25">unbearable.”’)</text:span></text:p>
      <text:p text:style-name="P1"/>
      <text:p text:style-name="P1"><text:s/>19. Can a Python program print text to the screen using single quotes instead </text:p>
      <text:p text:style-name="P1"><text:s text:c="5"/>of double quotes? </text:p>
      <text:p text:style-name="P1"/>
      <text:p text:style-name="P6">- <text:span text:style-name="T23">Yes</text:span>, as long as its <text:span text:style-name="T23">in the print command</text:span> and is at the <text:span text:style-name="T23">beginning and end of the string.</text:span></text:p>
      <text:p text:style-name="P1"/>
      <text:p text:style-name="P1"><text:s/>20. Why does this code not calculate the average? </text:p>
      <text:p text:style-name="P1"><text:s text:c="5"/></text:p>
      <text:p text:style-name="P1"><text:s text:c="5"/>print(3 + 4 + 5 / 3) </text:p>
      <text:p text:style-name="P6">- Like real math the program <text:span text:style-name="T23">will do the division first then add</text:span>.</text:p>
      <text:p text:style-name="P1"><text:s text:c="5"/></text:p>
      <text:p text:style-name="P1"/>
      <text:p text:style-name="P1"><text:s/>21. What is an ``operator'' in Python? </text:p>
      <text:p text:style-name="P1"/>
      <text:p text:style-name="P6">- Are symbols that <text:span text:style-name="T23">identify any algorithmic function</text:span> you want</text:p>
      <text:p text:style-name="P1"/>
      <text:p text:style-name="P1"><text:s/>22. What does the following program print out? </text:p>
      <text:p text:style-name="P1"><text:s text:c="5"/></text:p>
      <text:p text:style-name="P1"><text:s text:c="5"/>x = 3 </text:p>
      <text:p text:style-name="P1"><text:s text:c="5"/>x + 1 </text:p>
      <text:p text:style-name="P1"><text:s text:c="5"/>print(x) </text:p>
      <text:p text:style-name="P6">-Will print out <text:span text:style-name="T23">‘3’</text:span>; x wasn't redefined after it was added 1</text:p>
      <text:p text:style-name="P1"><text:s text:c="5"/></text:p>
      <text:p text:style-name="P1"/>
      <text:p text:style-name="P1"/>
      <text:p text:style-name="P1"/>
      <text:p text:style-name="P1"><text:soft-page-break/><text:s/>23. Correct the following code: </text:p>
      <text:p text:style-name="P1"><text:s text:c="5"/></text:p>
      <text:p text:style-name="P1"><text:s text:c="5"/>user_name = input("Enter your name: )" </text:p>
      <text:p text:style-name="P7"><text:tab/><text:span text:style-name="T25">user_name = input(“Enter your name: “)</text:span></text:p>
      <text:p text:style-name="P1"/>
      <text:p text:style-name="P1"><text:s/>24. Correct the following code: </text:p>
      <text:p text:style-name="P1"><text:s text:c="5"/></text:p>
      <text:p text:style-name="P1"><text:s text:c="5"/>value = int(input(print("Enter your age"))) </text:p>
      <text:p text:style-name="P1"><text:tab/><text:span text:style-name="T24">value = print(int(input(“Enter your age: “)))</text:span></text:p>
      <text:p text:style-name="P1"><text:s text:c="5"/></text:p>
      <text:p text:style-name="P1"/>
      <text:p text:style-name="P1"/>
      <text:p text:style-name="P1"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1T12:55:48.411179018</dc:date>
    <meta:editing-duration>PT8M8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4" meta:paragraph-count="153" meta:word-count="765" meta:character-count="4695" meta:non-whitespace-character-count="3388"/>
  </office:meta>
</office:document-meta>
</file>